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0dbd91b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10da28d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0dc5ca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Footnote">
      <style:text-properties officeooo:paragraph-rsid="10a5bb50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Standard">
      <style:text-properties officeooo:paragraph-rsid="10bb09b3"/>
    </style:style>
    <style:style style:name="P43" style:family="paragraph" style:parent-style-name="Footnote">
      <style:text-properties officeooo:paragraph-rsid="10d204fd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text-properties officeooo:paragraph-rsid="1090da41"/>
    </style:style>
    <style:style style:name="P48" style:family="paragraph" style:parent-style-name="Standard">
      <style:paragraph-properties fo:text-align="center" style:justify-single-word="false"/>
      <style:text-properties officeooo:paragraph-rsid="0d1ec96e"/>
    </style:style>
    <style:style style:name="P49" style:family="paragraph" style:parent-style-name="Standard">
      <style:text-properties officeooo:paragraph-rsid="109df1b9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1" style:family="paragraph" style:parent-style-name="Standard">
      <style:text-properties officeooo:rsid="0dde9a1c" officeooo:paragraph-rsid="0ddfbc49"/>
    </style:style>
    <style:style style:name="P52" style:family="paragraph" style:parent-style-name="Standard">
      <style:text-properties officeooo:paragraph-rsid="0ddfbc49"/>
    </style:style>
    <style:style style:name="P53" style:family="paragraph" style:parent-style-name="Standard">
      <style:text-properties officeooo:paragraph-rsid="10dc70a2"/>
    </style:style>
    <style:style style:name="P54" style:family="paragraph" style:parent-style-name="Standard">
      <style:text-properties officeooo:paragraph-rsid="0f9ee0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font-name="Liberation Sans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style:font-name="Liberation Sans" fo:font-size="12pt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style:text-blinking="false" fo:background-color="transparent" loext:char-shading-value="0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style:text-blinking="fals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10d0029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10d070ce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d0029b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2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8" style:family="text">
      <style:text-properties officeooo:rsid="04473353"/>
    </style:style>
    <style:style style:name="T129" style:family="text">
      <style:text-properties officeooo:rsid="0f95a7a0"/>
    </style:style>
    <style:style style:name="T130" style:family="text">
      <style:text-properties officeooo:rsid="0f8f58bd"/>
    </style:style>
    <style:style style:name="T131" style:family="text">
      <style:text-properties officeooo:rsid="0aace3cd"/>
    </style:style>
    <style:style style:name="T132" style:family="text">
      <style:text-properties style:font-name="Ubuntu" fo:font-size="10pt" style:font-size-asian="10pt" style:font-size-complex="10pt"/>
    </style:style>
    <style:style style:name="T133" style:family="text">
      <style:text-properties style:font-name="Liberation Sans" fo:font-size="10pt" style:font-size-asian="10pt" style:font-size-complex="10pt"/>
    </style:style>
    <style:style style:name="T13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d204f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ddc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7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68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83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9" style:family="text">
      <style:text-properties style:font-name="Liberation Sans" fo:font-size="12pt" style:text-underline-style="none" officeooo:rsid="00bddfbe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officeooo:rsid="105c8aaa"/>
    </style:style>
    <style:style style:name="T19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9" style:family="text">
      <style:text-properties officeooo:rsid="1083fa7a"/>
    </style:style>
    <style:style style:name="T210" style:family="text">
      <style:text-properties officeooo:rsid="107e8e04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5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6" style:family="text">
      <style:text-properties style:font-name="Liberation Sans" fo:font-size="12pt" officeooo:rsid="0d1ec96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0cf390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style:font-name="Liberation Sans" fo:font-size="12pt"/>
    </style:style>
    <style:style style:name="T2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6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7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Druk op de Super-toets</text:span><text:span text:style-name="T76"><text:note text:id="ftn2" text:note-class="footnote"><text:note-citation>2</text:note-citation><text:note-body><text:p text:style-name="P26">Windows-, command-, of vergrootglastoets.</text:p></text:note-body></text:note></text:span><text:span text:style-name="T76">, t</text:span><text:span text:style-name="T77">yp </text:span><text:span text:style-name="User_20_Entry"><text:span text:style-name="T78">term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83">Terminalvenster</text:span></text:span><text:span text:style-name="Strong_20_Emphasis"><text:span text:style-name="T84">-</text:span></text:span><text:span text:style-name="Strong_20_Emphasis"><text:span text:style-name="T81">pictogram</text:span></text:span><text:span text:style-name="Strong_20_Emphasis"><text:span text:style-name="T85">.</text:span></text:span><text:span text:style-name="Strong_20_Emphasis"><text:span text:style-name="T86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7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7"/></text:span></text:p>
          </table:table-cell>
          <table:table-cell table:style-name="_31_._5f_Installatie_5f_voorbereiden.D4" office:value-type="string">
            <text:p text:style-name="P28"><text:span text:style-name="T88">Typ</text:span><text:span text:style-name="T86"> de </text:span><text:span text:style-name="T89">volgende d</text:span><text:span text:style-name="T90">ri</text:span><text:span text:style-name="T91">e </text:span><text:span text:style-name="T86">opdrachten, ieder gevolgd door de </text:span><text:span text:style-name="T92">Enter</text:span><text:span text:style-name="T81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3">wget karelzimmer.nl/</text:span></text:span><text:span text:style-name="User_20_Entry"><text:span text:style-name="T94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3">bash </text:span></text:span><text:span text:style-name="User_20_Entry"><text:span text:style-name="T94">get</text:span></text:span><text:span text:style-name="User_20_Entry"><text:span text:style-name="T95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88">V</text:span><text:span text:style-name="T96">olg </text:span><text:span text:style-name="T9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98">Druk op de Super-toets</text:span><text:span text:style-name="T99">2</text:span><text:span text:style-name="T98">, t</text:span><text:span text:style-name="T77">yp </text:span><text:span text:style-name="User_20_Entry"><text:span text:style-name="T100">menu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1">KZ </text:span></text:span><text:span text:style-name="Strong_20_Emphasis"><text:span text:style-name="T102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Strong_20_Emphasis"><text:span text:style-name="T87"/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7"/></text:span></text:p>
          </table:table-cell>
          <table:table-cell table:style-name="_31_._5f_Installatie_5f_voorbereiden.D11" office:value-type="string">
            <text:p text:style-name="P36"><text:span text:style-name="T103">Selecteer</text:span><text:span text:style-name="T97"> </text:span><text:span text:style-name="Strong_20_Emphasis"><text:span text:style-name="T104">1</text:span></text:span><text:span text:style-name="T105"> </text:span><text:span text:style-name="T106">Installatie voorbereiden</text:span><text:span text:style-name="T107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88">V</text:span><text:span text:style-name="T96">olg </text:span><text:span text:style-name="T97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08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09">Start de computer op vanaf</text:span><text:span text:style-name="T109"><text:note text:id="ftn3" text:note-class="footnote"><text:note-citation>1</text:note-citation><text:note-body><text:p text:style-name="P40"><text:span text:style-name="T110">B</text:span><text:span text:style-name="T111">ootmenu/</text:span><text:span text:style-name="T110">S</text:span><text:span text:style-name="T111">etup</text:span><text:span text:style-name="T112"> via </text:span><text:span text:style-name="T113">é</text:span><text:span text:style-name="T114">é</text:span><text:span text:style-name="T110">n van de </text:span><text:span text:style-name="T115">v</text:span><text:span text:style-name="T116">eelgebruikte toetsen: </text:span><text:span text:style-name="T117">Esc</text:span><text:span text:style-name="T118">, </text:span><text:span text:style-name="T117">Delete</text:span><text:span text:style-name="T118">, </text:span><text:span text:style-name="T117">F1</text:span><text:span text:style-name="T118">, </text:span><text:span text:style-name="T117">F2</text:span><text:span text:style-name="T118">, </text:span><text:span text:style-name="T117">F9</text:span><text:span text:style-name="T118">, </text:span><text:span text:style-name="T117">F10</text:span><text:span text:style-name="T118">, </text:span><text:span text:style-name="T117">F11</text:span><text:span text:style-name="T118">, of </text:span><text:span text:style-name="T117">F12</text:span></text:p></text:note-body></text:note></text:span><text:span text:style-name="T109"> </text:span><text:span text:style-name="T119">een </text:span><text:span text:style-name="T120"><text:user-field-get text:name="Distro">Rocky Linux</text:user-field-get></text:span><text:span text:style-name="T121"><text:s/></text:span><text:span text:style-name="T122">GNOME </text:span><text:span text:style-name="T123">Desktop/</text:span><text:span text:style-name="T124">Workstation</text:span><text:span text:style-name="T125"> </text:span><text:span text:style-name="T126">L</text:span><text:span text:style-name="T127">ive</text:span><text:span text:style-name="T127"><text:note text:id="ftn4" text:note-class="footnote"><text:note-citation>2</text:note-citation><text:note-body><text:p text:style-name="P41"><text:span text:style-name="T128">Vanaf ee</text:span>n <text:span text:style-name="T129">L</text:span>ive <text:span text:style-name="T130">USB</text:span><text:span text:style-name="T131">-stick</text:span><text:span text:style-name="T132"> </text:span>kunt <text:span text:style-name="T128">u opstarten en</text:span> <text:span text:style-name="T133">met </text:span><text:span text:style-name="T134"><text:user-field-get text:name="Distro">Rocky Linux</text:user-field-get></text:span><text:span text:style-name="T134"><text:s/></text:span>werken zonder enige bestanden op de harde schijf te wijzigen en maakt ook installatie van <text:span text:style-name="T134"><text:user-field-get text:name="Distro">Rocky Linux</text:user-field-get></text:span><text:span text:style-name="T134"><text:s/></text:span>mogelijk.</text:p></text:note-body></text:note></text:span><text:span text:style-name="T127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2"><text:span text:style-name="T135">USB</text:span><text:span text:style-name="T136">-stick</text:span><text:span text:style-name="T136"><text:note text:id="ftn5" text:note-class="footnote"><text:note-citation>3</text:note-citation><text:note-body><text:p text:style-name="P43"><text:span text:style-name="Strong_20_Emphasis"><text:span text:style-name="T137">G</text:span></text:span><text:span text:style-name="T137">a naar </text:span><text:a xlink:type="simple" xlink:href="https://rockylinux.org/" text:style-name="Internet_20_link" text:visited-style-name="Visited_20_Internet_20_Link"><text:span text:style-name="T138">rockylinux.org</text:span></text:a><text:span text:style-name="T139"> </text:span><text:span text:style-name="T140">en download </text:span><text:span text:style-name="T141">bijv. </text:span><text:span text:style-name="T142">een </text:span><text:span text:style-name="terk_20_accent_20_voetnoot"><text:span text:style-name="T143">Rocky Linux </text:span></text:span><text:span text:style-name="terk_20_accent_20_voetnoot"><text:span text:style-name="T144">Desktop/Workstation Live </text:span></text:span><text:span text:style-name="terk_20_accent_20_voetnoot"><text:span text:style-name="T145">Image </text:span></text:span><text:span text:style-name="terk_20_accent_20_voetnoot"><text:span text:style-name="T143">GNOME</text:span></text:span><text:span text:style-name="T146">.</text:span><text:span text:style-name="Strong_20_Emphasis"><text:span text:style-name="T147"><text:line-break/></text:span></text:span><text:span text:style-name="Strong_20_Emphasis"><text:span text:style-name="T148">O</text:span></text:span><text:span text:style-name="Strong_20_Emphasis"><text:span text:style-name="T149">p </text:span></text:span><text:a xlink:type="simple" xlink:href="https://karelzimmer.nl/" text:style-name="Internet_20_link" text:visited-style-name="Visited_20_Internet_20_Link"><text:span text:style-name="Strong_20_Emphasis"><text:span text:style-name="T150">karelzimmer.nl</text:span></text:span></text:a><text:span text:style-name="Strong_20_Emphasis"><text:span text:style-name="T149">, </text:span></text:span><text:span text:style-name="Strong_20_Emphasis"><text:span text:style-name="T148">onder </text:span></text:span><text:span text:style-name="Strong_20_Emphasis"><text:span text:style-name="T151">Linux!</text:span></text:span><text:span text:style-name="Strong_20_Emphasis"><text:span text:style-name="T148">, </text:span></text:span><text:span text:style-name="Strong_20_Emphasis"><text:span text:style-name="T152">boven</text:span></text:span><text:span text:style-name="Strong_20_Emphasis"><text:span text:style-name="T153">aan de</text:span></text:span><text:span text:style-name="Strong_20_Emphasis"><text:span text:style-name="T152"> </text:span></text:span><text:span text:style-name="Strong_20_Emphasis"><text:span text:style-name="T151">Linux info</text:span></text:span><text:span text:style-name="Strong_20_Emphasis"><text:span text:style-name="T148">, vindt u instructies voor het maken van een opstartbare USB-stick.</text:span></text:span></text:p></text:note-body></text:note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3">Selecteer</text:span><text:span text:style-name="T155"> </text:span><text:span text:style-name="Strong_20_Emphasis"><text:span text:style-name="T156">Start</text:span></text:span><text:span text:style-name="Strong_20_Emphasis"><text:span text:style-name="T157"> </text:span></text:span><text:span text:style-name="Strong_20_Emphasis"><text:span text:style-name="T158"><text:user-field-get text:name="Distro">Rocky Linux</text:user-field-get></text:span></text:span><text:span text:style-name="Strong_20_Emphasis"><text:span text:style-name="T158"><text:s/></text:span></text:span><text:span text:style-name="Strong_20_Emphasis"><text:span text:style-name="T159">Workstation</text:span></text:span><text:span text:style-name="T160"> </text:span><text:span text:style-name="T161">en druk op de </text:span><text:span text:style-name="T162">Enter</text:span><text:span text:style-name="T8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3">Klik op </text:span><text:span text:style-name="Strong_20_Emphasis"><text:span text:style-name="T164">Install </text:span></text:span><text:span text:style-name="Strong_20_Emphasis"><text:span text:style-name="T165">Rocky Linux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0" draw:name="Vorm 16" draw:style-name="gr2" draw:text-style-name="P18" svg:width="0.35cm" svg:height="0.35cm" draw:control="control29"/></text:span></text:p>
          </table:table-cell>
          <table:table-cell table:style-name="_32_._5f_Installatie_5f_uitvoeren.C1" office:value-type="string">
            <text:p text:style-name="Standard"><text:span text:style-name="T167">Maak verbinding met het </text:span><text:span text:style-name="T168">netwerk</text:span><text:span text:style-name="T167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69">Bij</text:span><text:span text:style-name="T170"> </text:span><text:span text:style-name="Strong_20_Emphasis"><text:span text:style-name="T171">WELCOME </text:span></text:span><text:span text:style-name="Strong_20_Emphasis"><text:span text:style-name="T172">BIJ</text:span></text:span><text:span text:style-name="Strong_20_Emphasis"><text:span text:style-name="T171"> ROCKY LINUX</text:span></text:span><text:span text:style-name="T171"> select</text:span><text:span text:style-name="T169">eer</text:span><text:span text:style-name="T173"> </text:span><text:span text:style-name="Strong_20_Emphasis"><text:span text:style-name="T174">Nederlands</text:span></text:span><text:span text:style-name="T173"> en klik</text:span><text:span text:style-name="T175"> </text:span><text:span text:style-name="T173">op</text:span><text:span text:style-name="T176"> </text:span><text:span text:style-name="Strong_20_Emphasis"><text:span text:style-name="T177">Doorgaan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2" office:value-type="string">
            <text:p text:style-name="Standard"><text:span text:style-name="T178">O</text:span><text:span text:style-name="T179">nder </text:span><text:span text:style-name="Strong_20_Emphasis"><text:span text:style-name="T180">SYSTEEM</text:span></text:span><text:span text:style-name="T179"> </text:span><text:span text:style-name="T178">klik </text:span><text:span text:style-name="T179">op </text:span><text:span text:style-name="Strong_20_Emphasis"><text:span text:style-name="T180">Installatiebestemming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><text:span text:style-name="T179">Controleer </text:span><text:span text:style-name="T182">de </text:span><text:span text:style-name="Strong_20_Emphasis"><text:span text:style-name="T183">Apparaatselectie</text:span></text:span><text:span text:style-name="T179"> en klik op </text:span><text:span text:style-name="Strong_20_Emphasis"><text:span text:style-name="T180">Klaar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2" office:value-type="string">
            <text:p text:style-name="Standard"><text:span text:style-name="T178">O</text:span><text:span text:style-name="T179">nder </text:span><text:span text:style-name="T184">SYSTEEM</text:span><text:span text:style-name="T179"> </text:span><text:span text:style-name="T178">klik </text:span><text:span text:style-name="T179">op </text:span><text:span text:style-name="T184">Netwerk &amp; hostnaam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5">V</text:span><text:span text:style-name="T186">ul </text:span><text:span text:style-name="T187">in </text:span><text:span text:style-name="Strong_20_Emphasis"><text:span text:style-name="T188">Hostnaam</text:span></text:span><text:span text:style-name="T189"> &lt;computernaam&gt;</text:span><text:span text:style-name="T190"> </text:span><text:span text:style-name="T188">en klik op </text:span><text:span text:style-name="Strong_20_Emphasis"><text:span text:style-name="T191">Toepassen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8">K</text:span><text:span text:style-name="T179">lik op </text:span><text:span text:style-name="T184">Klaar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9" office:value-type="string">
            <text:p text:style-name="Standard"><text:span text:style-name="T178">O</text:span><text:span text:style-name="T179">nder</text:span><text:span text:style-name="T192"> </text:span><text:span text:style-name="Strong_20_Emphasis"><text:span text:style-name="T179">GEBRUIKERSINSTELLINGEN</text:span></text:span><text:span text:style-name="T179"> </text:span><text:span text:style-name="T178">klik </text:span><text:span text:style-name="T179">op </text:span><text:span text:style-name="T184">Gebruiker aanmaken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><text:span text:style-name="T193">Vul in </text:span><text:span text:style-name="Strong_20_Emphasis"><text:span text:style-name="Strong_20_Emphasis"><text:span text:style-name="T194">Volledige n</text:span></text:span></text:span><text:span text:style-name="Strong_20_Emphasis"><text:span text:style-name="T195">aam</text:span></text:span><text:span text:style-name="T196"> </text:span><text:span text:style-name="T10">&lt;</text:span><text:span text:style-name="T197">gebruiker</text:span><text:span text:style-name="T10">&gt;</text:span><text:span text:style-name="T198">, </text:span><text:span text:style-name="Strong_20_Emphasis"><text:span text:style-name="T199"><text:line-break/></text:span></text:span><text:span text:style-name="Strong_20_Emphasis"><text:span text:style-name="T200">Gebruikersnaam</text:span></text:span><text:span text:style-name="T196"> &lt;</text:span><text:span text:style-name="T201">gebruikersnaam&gt;</text:span><text:span text:style-name="T196">,</text:span></text:p>
            <text:p text:style-name="Standard"><text:span text:style-name="T202">vink aan </text:span><text:span text:style-name="Strong_20_Emphasis"><text:span text:style-name="T203">Maak deze gebruiker beheerde</text:span></text:span><text:span text:style-name="T204">r</text:span><text:span text:style-name="T202">,</text:span></text:p>
            <text:p text:style-name="Standard"><text:span text:style-name="T205">g</text:span><text:span text:style-name="T202">eef tweemaal een </text:span><text:span text:style-name="Strong_20_Emphasis"><text:span text:style-name="T200">wachtwoord</text:span></text:span><text:span text:style-name="T202"> </text:span><text:span text:style-name="T206">en k</text:span><text:span text:style-name="T202">lik op </text:span><text:span text:style-name="Strong_20_Emphasis"><text:span text:style-name="T204">Klaar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3" office:value-type="string">
            <text:p text:style-name="Standard"><text:span text:style-name="T181">Klik op </text:span><text:span text:style-name="Strong_20_Emphasis"><text:span text:style-name="T207">Begin installatie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3" office:value-type="string">
            <text:p text:style-name="Standard"><text:span text:style-name="T181">Klik op </text:span><text:span text:style-name="Strong_20_Emphasis"><text:span text:style-name="T208">I</text:span></text:span><text:span text:style-name="Strong_20_Emphasis"><text:span text:style-name="T207">nstallatie </text:span></text:span><text:span text:style-name="Strong_20_Emphasis"><text:span text:style-name="T208">voltooie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7" office:value-type="string">
            <text:p text:style-name="Standard"><text:span text:style-name="T209">Hers</text:span><text:span text:style-name="T210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4"><text:span text:style-name="Strong_20_Emphasis"><text:span text:style-name="T211">Installatie </text:span></text:span><text:span text:style-name="Strong_20_Emphasis"><text:span text:style-name="T212">afronden</text:span></text:span></text:p>
        </text:list-item>
      </text:list>
      <text:p text:style-name="P45"><text:span text:style-name="Strong_20_Emphasis"><text:span text:style-name="T21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7"><text:span text:style-name="T213">Aanmelden als </text:span><text:span text:style-name="T214">&lt;</text:span><text:span text:style-name="T215">gebruiker</text:span><text:span text:style-name="T214">&gt;</text:span><text:span text:style-name="T21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81">Druk op de Super-toets</text:span><text:span text:style-name="T81"><text:note text:id="ftn6" text:note-class="footnote"><text:note-citation>1</text:note-citation><text:note-body><text:p text:style-name="P26">Windows-, command-, of vergrootglastoets.</text:p></text:note-body></text:note></text:span><text:span text:style-name="T81">, t</text:span><text:span text:style-name="T77">yp </text:span><text:span text:style-name="User_20_Entry"><text:span text:style-name="T78">term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83">Terminalvenster</text:span></text:span><text:span text:style-name="Strong_20_Emphasis"><text:span text:style-name="T84">-</text:span></text:span><text:span text:style-name="Strong_20_Emphasis"><text:span text:style-name="T81">pictogram</text:span></text:span><text:span text:style-name="Strong_20_Emphasis"><text:span text:style-name="T85">.</text:span></text:span><text:span text:style-name="Strong_20_Emphasis"><text:span text:style-name="T86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6">Typ</text:span><text:span text:style-name="T86"> de </text:span><text:span text:style-name="T217">volgende </text:span><text:span text:style-name="T90">dri</text:span><text:span text:style-name="T91">e </text:span><text:span text:style-name="T86">opdrachten, ieder gevolgd door de </text:span><text:span text:style-name="T92">Enter</text:span><text:span text:style-name="T81">-toets: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7" office:value-type="string">
            <text:p text:style-name="P49"><text:span text:style-name="User_20_Entry"><text:span text:style-name="T218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7" office:value-type="string">
            <text:p text:style-name="P30"><text:span text:style-name="User_20_Entry"><text:span text:style-name="T93">wget karelzimmer.nl/</text:span></text:span><text:span text:style-name="User_20_Entry"><text:span text:style-name="T94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9" office:value-type="string">
            <text:p text:style-name="P30"><text:span text:style-name="User_20_Entry"><text:span text:style-name="T93">bash </text:span></text:span><text:span text:style-name="User_20_Entry"><text:span text:style-name="T94">get</text:span></text:span><text:span text:style-name="User_20_Entry"><text:span text:style-name="T95">kz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10" office:value-type="string">
            <text:p text:style-name="P51"><text:span text:style-name="T88">V</text:span><text:span text:style-name="T96">olg </text:span><text:span text:style-name="T9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11" office:value-type="string">
            <text:p text:style-name="P52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53"><text:span text:style-name="T76">Druk op de Super-toets</text:span><text:span text:style-name="T219">1</text:span><text:span text:style-name="T76">, t</text:span><text:span text:style-name="T77">yp </text:span><text:span text:style-name="User_20_Entry"><text:span text:style-name="T100">menu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1">KZ </text:span></text:span><text:span text:style-name="Strong_20_Emphasis"><text:span text:style-name="T102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7"/></text:span></text:p>
          </table:table-cell>
          <table:table-cell table:style-name="_33_._5f_Installatie_5f_afronden.C13" office:value-type="string">
            <text:p text:style-name="P54"><text:span text:style-name="T103">Selecteer</text:span><text:span text:style-name="T220"> </text:span><text:span text:style-name="Strong_20_Emphasis"><text:span text:style-name="T221">3</text:span></text:span><text:span text:style-name="T222"> </text:span><text:span text:style-name="T223">Installatie</text:span><text:span text:style-name="T224"> </text:span><text:span text:style-name="T225">afronden</text:span><text:span text:style-name="T107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4" office:value-type="string">
            <text:p text:style-name="P37"><text:span text:style-name="T88">V</text:span><text:span text:style-name="T96">olg </text:span><text:span text:style-name="T97">de aanwijzingen op het scherm.</text:span></text:p>
          </table:table-cell>
        </table:table-row>
      </table:table>
      <text:p text:style-name="P45"><text:span text:style-name="Strong_20_Emphasis"><text:span text:style-name="T213"/></text:span></text:p>
      <text:list text:continue-numbering="true" text:style-name="L1">
        <text:list-item>
          <text:p text:style-name="P55"><text:span text:style-name="Strong_20_Emphasis"><text:span text:style-name="T226">Gebruiker inrichten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8"><text:span text:style-name="T213">Aanmelden als </text:span><text:span text:style-name="T227">&lt;</text:span><text:span text:style-name="T228">gebruiker</text:span><text:span text:style-name="T227">&gt;</text:span><text:span text:style-name="T229"><text:note text:id="ftn7" text:note-class="footnote"><text:note-citation>1</text:note-citation><text:note-body><text:p text:style-name="P59"><text:span text:style-name="T230">E</text:span><text:span text:style-name="T231">ventuele extra </text:span><text:span text:style-name="T232">gebruiker</text:span><text:span text:style-name="T233">s </text:span><text:span text:style-name="T231">aanmelden en dezelfde stappen uitvoeren.</text:span></text:p></text:note-body></text:note></text:span><text:span text:style-name="T213">.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2"><text:span text:style-name="Strong_20_Emphasis"><text:span text:style-name="T234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3"><text:span text:style-name="T235">Volg de welkomstschermen.</text:span><text:span text:style-name="T236"/></text:p>
          </table:table-cell>
        </table:table-row>
        <table:table-row table:style-name="Tabel2.4"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25"><text:span text:style-name="T76">Druk op de Super-toets</text:span><text:span text:style-name="T76"><text:note text:id="ftn8" text:note-class="footnote"><text:note-citation>2</text:note-citation><text:note-body><text:p text:style-name="P26">Windows-, command-, of vergrootglastoets.</text:p></text:note-body></text:note></text:span><text:span text:style-name="T76">, t</text:span><text:span text:style-name="T77">yp </text:span><text:span text:style-name="User_20_Entry"><text:span text:style-name="T100">menu</text:span></text:span><text:span text:style-name="T79"> </text:span><text:span text:style-name="T80">e</text:span><text:span text:style-name="T81">n </text:span><text:span text:style-name="T82">k</text:span><text:span text:style-name="T81">lik op het </text:span><text:span text:style-name="Strong_20_Emphasis"><text:span text:style-name="T101">KZ </text:span></text:span><text:span text:style-name="Strong_20_Emphasis"><text:span text:style-name="T102">Installatiemenu</text:span></text:span><text:span text:style-name="Strong_20_Emphasis"><text:span text:style-name="T84">-</text:span></text:span><text:span text:style-name="Strong_20_Emphasis"><text:span text:style-name="T81">pictogram.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67"><text:span text:style-name="T103">Selecteer</text:span><text:span text:style-name="T220"> </text:span><text:span text:style-name="Strong_20_Emphasis"><text:span text:style-name="T221">4</text:span></text:span><text:span text:style-name="T222"> </text:span><text:span text:style-name="T237">Gebruiker inrichten</text:span><text:span text:style-name="T107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68"><text:span text:style-name="T88">V</text:span><text:span text:style-name="T96">olg </text:span><text:span text:style-name="T97">de aanwijzingen op het scherm.</text:span></text:p>
          </table:table-cell>
        </table:table-row>
      </table:table>
      <text:p text:style-name="P69"><text:span text:style-name="Strong_20_Emphasis"><text:span text:style-name="T238"/></text:span></text:p>
      <text:p text:style-name="P70"/>
      <text:p text:style-name="P71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T243"><text:user-field-get text:name="Distro">Rocky Linux</text:user-field-get></text:span><text:span text:style-name="T244"><text:s/></text:span><text:span text:style-name="T245">Desktop/</text:span><text:span text:style-name="T246">Workstation</text:span><text:span text:style-name="T247"> </text:span><text:span text:style-name="T241">is voltooid.</text:span></text:p>
      <text:p text:style-name="P72"/>
      <text:list text:style-name="L2">
        <text:list-header>
          <text:p text:style-name="P73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74"><text:span text:style-name="T251">Licentie </text:span><text:span text:style-name="T250">C</text:span><text:span text:style-name="T252">C0</text:span><text:span text:style-name="T250"> 1.0 </text:span><text:span text:style-name="T253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3"><text:s/></text:span><text:span text:style-name="T253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10-22T08:01:05.360657684">22-10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22T08:01:05.273370976</dc:date>
    <meta:keyword>Installatie</meta:keyword>
    <meta:keyword>Checklist</meta:keyword>
    <meta:keyword>Linux</meta:keyword>
    <meta:editing-cycles>7037</meta:editing-cycles>
    <meta:editing-duration>P12DT18H4M42S</meta:editing-duration>
    <meta:printed-by>Karel Zimmer</meta:printed-by>
    <meta:print-date>2024-09-21T20:08:55.165404924</meta:print-date>
    <dc:creator>Karel Zimmer</dc:creator>
    <meta:document-statistic meta:table-count="4" meta:image-count="2" meta:object-count="0" meta:page-count="4" meta:paragraph-count="96" meta:word-count="477" meta:character-count="3418" meta:non-whitespace-character-count="2996"/>
    <meta:user-defined meta:name="Info 1"/>
    <meta:user-defined meta:name="Info 2"/>
    <meta:user-defined meta:name="Info 3"/>
    <meta:user-defined meta:name="Info 4"/>
  </office:meta>
</office:document-meta>
</file>